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P2" style:parent-style-name="Normal" style:family="paragraph">
      <style:paragraph-properties fo:text-align="justify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/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Tipodeletrapredefinidodoparágrafo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T15" style:parent-style-name="Tipodeletrapredefinidodoparágrafo" style:family="text">
      <style:text-properties fo:font-style="italic" style:font-style-asian="italic" style:font-style-complex="italic"/>
    </style:style>
    <style:style style:name="T16" style:parent-style-name="Tipodeletrapredefinidodoparágrafo" style:family="text">
      <style:text-properties fo:font-weight="bold" style:font-weight-asian="bold" style:font-weight-complex="bold"/>
    </style:style>
    <style:style style:name="T17" style:parent-style-name="Tipodeletrapredefinidodoparágrafo" style:family="text">
      <style:text-properties fo:font-weight="bold" style:font-weight-asian="bold" style:font-weight-complex="bold"/>
    </style:style>
    <style:style style:name="T18" style:parent-style-name="Tipodeletrapredefinidodoparágrafo" style:family="text">
      <style:text-properties fo:font-weight="bold" style:font-weight-asian="bold" style:font-weight-complex="bold"/>
    </style:style>
    <style:style style:name="T19" style:parent-style-name="Tipodeletrapredefinidodoparágrafo" style:family="text">
      <style:text-properties fo:font-weight="bold" style:font-weight-asian="bold" style:font-weight-complex="bold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</office:automatic-styles>
  <office:body>
    <office:text text:use-soft-page-breaks="true">
      <text:p text:style-name="P1">Semana 4</text:p>
      <text:p text:style-name="P2">CNN é uma arquitetura de rede constituida de<text:s/><text:span text:style-name="T3">convoluções<text:s/></text:span>seguida de<text:s/><text:span text:style-name="T4">multi-layer perceptrons.</text:span></text:p>
      <text:p text:style-name="P5">A rede está programada para um determinado tamanho de input.</text:p>
      <text:p text:style-name="P6">Numero de<text:s/><text:span text:style-name="T7">filtros/canais</text:span><text:s/>é um hipermarâmetro que tem haver com a complexidade da imagem.</text:p>
      <text:p text:style-name="P8">Filtros são consituidos por kernels.<text:s/><text:span text:style-name="T9">Kernels<text:s/></text:span>é aquilo que ele aprende! Ele salienta as features que quer propagar. Filtro é uma estrutura de Kernels (se a entrada for 2d é o mesmo que Kernel).</text:p>
      <text:p text:style-name="P10">A quantidade de filtros numa camada determinada a capacidade de apredizagem de uma camada/ capacidade de extração de features.</text:p>
      <text:p text:style-name="P11">Os parâmetros de ajuste são os valores dos<text:s/><text:span text:style-name="T12">filtros!</text:span></text:p>
      <text:p text:style-name="P13">Filtro 1x1, reduz a dimensionalidade do input. Por exemplo, se o input for uma imagem RGB, o resultado é preto e branco!</text:p>
      <text:p text:style-name="P14">Stride: número de casas que o filtro faz<text:s/><text:span text:style-name="T15">slice</text:span><text:span text:style-name="T16">.<text:s/></text:span>Quanto maior,<text:s/><text:span text:style-name="T17">menor é a imagem resultante</text:span>.<text:span text:style-name="T18"><text:s/></text:span>É considerado um<text:s/><text:span text:style-name="T19">hiperparâmetro.</text:span></text:p>
      <text:p text:style-name="P20">Padding(?): mantém as dimensões. Depende do Stride.</text:p>
      <text:p text:style-name="P21">Utilizar relu para ser rápido em CNN. Leaky relu uso para melhorar<text:s/>resultados!<text:s/>(porém treino é mais demorado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3-06T13:53:00Z</meta:creation-date>
    <dc:date>2023-03-06T14:47:00Z</dc:date>
    <meta:template xlink:href="Normal" xlink:type="simple"/>
    <meta:editing-cycles>13</meta:editing-cycles>
    <meta:editing-duration>PT3240S</meta:editing-duration>
    <meta:document-statistic meta:page-count="1" meta:paragraph-count="2" meta:word-count="161" meta:character-count="1029" meta:row-count="7" meta:non-whitespace-character-count="870"/>
  </office:meta>
</office:document-meta>
</file>